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bc9c" officeooo:paragraph-rsid="0020b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cs.nyu.edu/~mohri/aml15/kentaro_spectral_hmm.pdf">http://www.cs.nyu.edu/~mohri/aml15/kentaro_spectral_hmm.pdf</text:a></text:p>
      <text:p text:style-name="P1"/>
      <text:p text:style-name="P1"><text:a xlink:type="simple" xlink:href="http://www.sciencedirect.com/science/article/pii/S0022000012000244">http://www.sciencedirect.com/science/article/pii/S0022000012000244</text:a></text:p>
      <text:p text:style-name="P1"/>
      <text:p text:style-name="P1"/>
      <text:p text:style-name="P1"><text:a xlink:type="simple" xlink:href="http://researcher.watson.ibm.com/researcher/files/us-pederao/DanielHsu.pdf">http://researcher.watson.ibm.com/researcher/files/us-pederao/DanielHsu.pdf</text:a></text:p>
      <text:p text:style-name="P1"/>
      <text:p text:style-name="P1"><text:a xlink:type="simple" xlink:href="https://arxiv.org/abs/0811.4413">https://arxiv.org/abs/0811.4413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5:47:27.945726368</meta:creation-date>
    <meta:generator>LibreOffice/4.2.8.2$Linux_X86_64 LibreOffice_project/420m0$Build-2</meta:generator>
    <dc:date>2017-03-26T19:07:29.563731191</dc:date>
    <meta:editing-duration>P0D</meta:editing-duration>
    <meta:editing-cycles>1</meta:editing-cycles>
    <meta:document-statistic meta:table-count="0" meta:image-count="0" meta:object-count="0" meta:page-count="1" meta:paragraph-count="4" meta:word-count="4" meta:character-count="230" meta:non-whitespace-character-count="230"/>
  </office:meta>
</office:document-meta>
</file>